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MatchingToolTest.shouldFindNonMatchingIndexesWhenSingleArg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gumentMatchingToolTest.shouldUseMatchersSaf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rgumentMatchingToolTest.shouldNotFindNonMatchingIndexesWhenEveryArg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gumentMatchingToolTest.shouldWorkFineWhenGivenArg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Matcher.toStringWithTyp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ingToolT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ingToolTest.shouldNotFindAnySuspiciousMatchersWhenArgument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MatchingToolTest.shouldNotFindAnySuspiciousMatchersWhenNumberOfArgumentsDoesn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MatchingToolTest.shouldFindSuspicious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Matcher.matches( String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ingToolTest.shouldNotFindSuspiciousMatchersWhenTypesAreThe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gumentMatchingToolTest.shouldFindNonMatchingIndexesWhenMultiArgsDo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Matcher.get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tcher.typeMatches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